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PORRAS, JERSON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37406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OS PORRAS, JERSON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3740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LORES GUERRERO, YASENIA LIZ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68443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9:24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